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1" style:family="table">
      <style:table-properties style:width="17.75cm" fo:margin-left="1.222cm" fo:margin-right="0.028cm" table:align="margins"/>
    </style:style>
    <style:style style:name="表格11.A" style:family="table-column">
      <style:table-column-properties style:column-width="5.644cm" style:rel-column-width="20839*"/>
    </style:style>
    <style:style style:name="表格11.B" style:family="table-column">
      <style:table-column-properties style:column-width="3.263cm" style:rel-column-width="12048*"/>
    </style:style>
    <style:style style:name="表格11.C" style:family="table-column">
      <style:table-column-properties style:column-width="3.087cm" style:rel-column-width="11396*"/>
    </style:style>
    <style:style style:name="表格11.D" style:family="table-column">
      <style:table-column-properties style:column-width="2.713cm" style:rel-column-width="10016*"/>
    </style:style>
    <style:style style:name="表格11.E" style:family="table-column">
      <style:table-column-properties style:column-width="1.035cm" style:rel-column-width="3822*"/>
    </style:style>
    <style:style style:name="表格11.F" style:family="table-column">
      <style:table-column-properties style:column-width="2.007cm" style:rel-column-width="7414*"/>
    </style:style>
    <style:style style:name="表格11.1" style:family="table-row">
      <style:table-row-properties style:min-row-height="0.423cm"/>
    </style:style>
    <style:style style:name="表格11.A1" style:family="table-cell">
      <style:table-cell-properties fo:background-color="#0047ff" fo:padding="0.097cm" fo:border="0.002cm solid #000000">
        <style:background-image/>
      </style:table-cell-properties>
    </style:style>
    <style:style style:name="表格11.2" style:family="table-row">
      <style:table-row-properties style:min-row-height="0.46cm"/>
    </style:style>
    <style:style style:name="表格11.A2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1.B2" style:family="table-cell">
      <style:table-cell-properties fo:background-color="#cccc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表格11.D2" style:family="table-cell">
      <style:table-cell-properties fo:background-color="#cccccc" fo:padding="0.097cm" fo:border-left="0.035cm solid #000000" fo:border-right="none" fo:border-top="none" fo:border-bottom="0.002cm solid #000000">
        <style:background-image/>
      </style:table-cell-properties>
    </style:style>
    <style:style style:name="表格11.E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表格11.F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1.3" style:family="table-row">
      <style:table-row-properties style:min-row-height="1.233cm"/>
    </style:style>
    <style:style style:name="表格1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11.B3" style:family="table-cell">
      <style:table-cell-properties style:vertical-align="" fo:padding="0.097cm" fo:border-left="0.035cm solid #000000" fo:border-right="none" fo:border-top="none" fo:border-bottom="0.002cm solid #000000"/>
    </style:style>
    <style:style style:name="表格11.C3" style:family="table-cell">
      <style:table-cell-properties fo:padding="0.097cm" fo:border-left="0.035cm solid #000000" fo:border-right="none" fo:border-top="none" fo:border-bottom="0.002cm solid #000000"/>
    </style:style>
    <style:style style:name="表格11.E3" style:family="table-cell">
      <style:table-cell-properties fo:padding="0.097cm" fo:border-left="0.002cm solid #000000" fo:border-right="none" fo:border-top="none" fo:border-bottom="0.002cm solid #000000"/>
    </style:style>
    <style:style style:name="表格1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.75cm" fo:margin-left="1.222cm" fo:margin-right="0.028cm" table:align="margins"/>
    </style:style>
    <style:style style:name="表格1.A" style:family="table-column">
      <style:table-column-properties style:column-width="5.644cm" style:rel-column-width="20839*"/>
    </style:style>
    <style:style style:name="表格1.B" style:family="table-column">
      <style:table-column-properties style:column-width="3.263cm" style:rel-column-width="12048*"/>
    </style:style>
    <style:style style:name="表格1.C" style:family="table-column">
      <style:table-column-properties style:column-width="3.087cm" style:rel-column-width="11396*"/>
    </style:style>
    <style:style style:name="表格1.D" style:family="table-column">
      <style:table-column-properties style:column-width="2.051cm" style:rel-column-width="7574*"/>
    </style:style>
    <style:style style:name="表格1.E" style:family="table-column">
      <style:table-column-properties style:column-width="1.102cm" style:rel-column-width="4070*"/>
    </style:style>
    <style:style style:name="表格1.F" style:family="table-column">
      <style:table-column-properties style:column-width="2.602cm" style:rel-column-width="9608*"/>
    </style:style>
    <style:style style:name="表格1.1" style:family="table-row">
      <style:table-row-properties style:min-row-height="0.423cm"/>
    </style:style>
    <style:style style:name="表格1.A1" style:family="table-cell">
      <style:table-cell-properties fo:background-color="#0047ff" fo:padding="0.097cm" fo:border="0.002cm solid #000000">
        <style:background-image/>
      </style:table-cell-properties>
    </style:style>
    <style:style style:name="表格1.2" style:family="table-row">
      <style:table-row-properties style:min-row-height="0.46cm"/>
    </style:style>
    <style:style style:name="表格1.A2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B2" style:family="table-cell">
      <style:table-cell-properties fo:background-color="#cccc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表格1.D2" style:family="table-cell">
      <style:table-cell-properties fo:background-color="#cccccc" fo:padding="0.097cm" fo:border-left="0.035cm solid #000000" fo:border-right="none" fo:border-top="none" fo:border-bottom="0.002cm solid #000000">
        <style:background-image/>
      </style:table-cell-properties>
    </style:style>
    <style:style style:name="表格1.E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表格1.F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.3" style:family="table-row">
      <style:table-row-properties style:min-row-height="1.233cm"/>
    </style:style>
    <style:style style:name="表格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1.B3" style:family="table-cell">
      <style:table-cell-properties style:vertical-align="" fo:padding="0.097cm" fo:border-left="0.035cm solid #000000" fo:border-right="none" fo:border-top="none" fo:border-bottom="0.002cm solid #000000"/>
    </style:style>
    <style:style style:name="表格1.C3" style:family="table-cell">
      <style:table-cell-properties fo:padding="0.097cm" fo:border-left="0.035cm solid #000000" fo:border-right="none" fo:border-top="none" fo:border-bottom="0.002cm solid #000000"/>
    </style:style>
    <style:style style:name="表格1.E3" style:family="table-cell">
      <style:table-cell-properties fo:padding="0.097cm" fo:border-left="0.002cm solid #000000" fo:border-right="none" fo:border-top="none" fo:border-bottom="0.002cm solid #000000"/>
    </style:style>
    <style:style style:name="表格1.F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.75cm" fo:margin-left="1.222cm" fo:margin-right="0.028cm" table:align="margins"/>
    </style:style>
    <style:style style:name="表格2.A" style:family="table-column">
      <style:table-column-properties style:column-width="3.992cm" style:rel-column-width="14737*"/>
    </style:style>
    <style:style style:name="表格2.B" style:family="table-column">
      <style:table-column-properties style:column-width="0.639cm" style:rel-column-width="2357*"/>
    </style:style>
    <style:style style:name="表格2.C" style:family="table-column">
      <style:table-column-properties style:column-width="2.073cm" style:rel-column-width="7652*"/>
    </style:style>
    <style:style style:name="表格2.D" style:family="table-column">
      <style:table-column-properties style:column-width="3.903cm" style:rel-column-width="14412*"/>
    </style:style>
    <style:style style:name="表格2.E" style:family="table-column">
      <style:table-column-properties style:column-width="6.592cm" style:rel-column-width="24337*"/>
    </style:style>
    <style:style style:name="表格2.F" style:family="table-column">
      <style:table-column-properties style:column-width="0.552cm" style:rel-column-width="2040*"/>
    </style:style>
    <style:style style:name="表格2.1" style:family="table-row">
      <style:table-row-properties style:min-row-height="0.423cm"/>
    </style:style>
    <style:style style:name="表格2.A1" style:family="table-cell">
      <style:table-cell-properties fo:background-color="#0047ff" fo:padding="0.097cm" fo:border="0.002cm solid #000000">
        <style:background-image/>
      </style:table-cell-properties>
    </style:style>
    <style:style style:name="表格2.2" style:family="table-row">
      <style:table-row-properties style:min-row-height="0.46cm"/>
    </style:style>
    <style:style style:name="表格2.A2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B2" style:family="table-cell">
      <style:table-cell-properties fo:background-color="#cccccc" fo:padding="0.097cm" fo:border-left="0.035cm solid #000000" fo:border-right="none" fo:border-top="0.002cm solid #000000" fo:border-bottom="0.002cm solid #000000">
        <style:background-image/>
      </style:table-cell-properties>
    </style:style>
    <style:style style:name="表格2.E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表格2.F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.3" style:family="table-row">
      <style:table-row-properties style:min-row-height="1.554cm"/>
    </style:style>
    <style:style style:name="表格2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2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表格2.C3" style:family="table-cell">
      <style:table-cell-properties style:vertical-align="" fo:padding="0.097cm" fo:border-left="0.002cm solid #000000" fo:border-right="none" fo:border-top="none" fo:border-bottom="0.035cm solid #000000"/>
    </style:style>
    <style:style style:name="表格2.D3" style:family="table-cell">
      <style:table-cell-properties fo:padding="0.097cm" fo:border-left="0.002cm solid #000000" fo:border-right="none" fo:border-top="none" fo:border-bottom="0.035cm solid #000000"/>
    </style:style>
    <style:style style:name="表格2.E3" style:family="table-cell" style:data-style-name="N30">
      <style:table-cell-properties fo:padding="0.097cm" fo:border-left="0.002cm solid #000000" fo:border-right="none" fo:border-top="none" fo:border-bottom="0.035cm solid #000000"/>
    </style:style>
    <style:style style:name="表格2.F3" style:family="table-cell" style:data-style-name="N100">
      <style:table-cell-properties fo:padding="0.097cm" fo:border-left="0.002cm solid #000000" fo:border-right="0.002cm solid #000000" fo:border-top="none" fo:border-bottom="0.035cm solid #000000"/>
    </style:style>
    <style:style style:name="表格2.4" style:family="table-row">
      <style:table-row-properties style:min-row-height="0.616cm"/>
    </style:style>
    <style:style style:name="表格2.B4" style:family="table-cell">
      <style:table-cell-properties style:vertical-align="" fo:padding="0.097cm" fo:border-left="0.035cm solid #000000" fo:border-right="0.002cm solid #000000" fo:border-top="none" fo:border-bottom="0.002cm solid #000000"/>
    </style:style>
    <style:style style:name="表格4" style:family="table">
      <style:table-properties style:width="6.791cm" fo:margin-left="3.145cm" fo:margin-right="9.065cm" table:align="margins"/>
    </style:style>
    <style:style style:name="表格4.A" style:family="table-column">
      <style:table-column-properties style:column-width="5.756cm" style:rel-column-width="55543*"/>
    </style:style>
    <style:style style:name="表格4.B" style:family="table-column">
      <style:table-column-properties style:column-width="1.035cm" style:rel-column-width="9992*"/>
    </style:style>
    <style:style style:name="表格4.A1" style:family="table-cell">
      <style:table-cell-properties fo:background-color="#99ccff" fo:padding="0.097cm" fo:border="0.002cm solid #000000">
        <style:background-image/>
      </style:table-cell-properties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格4.A4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language-asian="zh" style:country-asian="TW" style:font-size-complex="11pt"/>
    </style:style>
    <style:style style:name="P4" style:family="paragraph" style:parent-style-name="Standard">
      <style:text-properties style:font-name="標楷體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標楷體" fo:font-size="11pt" fo:background-color="transparent" style:font-name-asian="標楷體" style:font-size-asian="11pt" style:language-asian="zh" style:country-asian="TW" style:font-size-complex="11pt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標楷體" fo:font-size="11pt" fo:background-color="transparent" style:font-name-asian="標楷體" style:font-size-asian="11pt" style:font-size-complex="11pt"/>
    </style:style>
    <style:style style:name="P7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fo:color="#ff0000" style:font-name="標楷體" fo:font-size="11pt" fo:background-color="#cccccc" style:font-name-asian="標楷體" style:font-size-asian="11pt" style:language-asian="zh" style:country-asian="TW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標楷體" fo:font-size="11pt" style:font-name-asian="標楷體" style:font-size-asian="11pt" style:font-size-complex="11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標楷體" fo:font-size="11pt" style:font-name-asian="標楷體" style:font-size-asian="11pt" style:language-asian="zh" style:country-asian="TW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標楷體" fo:font-size="11pt" fo:background-color="#cccccc" style:font-name-asian="標楷體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標楷體" fo:font-size="11pt" fo:background-color="#cccccc" style:font-name-asian="標楷體" style:font-size-asian="11pt" style:language-asian="zh" style:country-asian="TW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標楷體" fo:font-size="11pt" fo:background-color="#cccccc" style:font-name-asian="標楷體" style:font-size-asian="11pt" style:language-asian="zh" style:country-asian="TW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ff0000" style:font-name="標楷體" fo:font-size="11pt" fo:background-color="#cccccc" style:font-name-asian="標楷體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style:font-size-asian="11pt" style:language-asian="zh" style:country-asian="TW" style:font-size-complex="11pt"/>
    </style:style>
    <style:style style:name="P15" style:family="paragraph" style:parent-style-name="Text_20_body">
      <style:text-properties fo:font-size="11pt" fo:background-color="#d9d9d9" style:font-size-asian="11pt" style:font-size-complex="11pt"/>
    </style:style>
    <style:style style:name="P16" style:family="paragraph" style:parent-style-name="Standard" style:list-style-name="L1">
      <style:paragraph-properties>
        <style:tab-stops>
          <style:tab-stop style:position="0.344cm"/>
        </style:tab-stops>
      </style:paragraph-properties>
    </style:style>
    <style:style style:name="P17" style:family="paragraph" style:parent-style-name="Standard" style:list-style-name="L1">
      <style:paragraph-properties>
        <style:tab-stops>
          <style:tab-stop style:position="0.344cm"/>
        </style:tab-stops>
      </style:paragraph-properties>
      <style:text-properties style:language-asian="zh" style:country-asian="TW"/>
    </style:style>
    <style:style style:name="P18" style:family="paragraph" style:parent-style-name="Standard" style:list-style-name="L1">
      <style:paragraph-properties>
        <style:tab-stops>
          <style:tab-stop style:position="0.344cm"/>
        </style:tab-stops>
      </style:paragraph-properties>
      <style:text-properties fo:font-size="12pt" fo:language="en" fo:country="US" style:language-asian="zh" style:country-asian="TW"/>
    </style:style>
    <style:style style:name="P19" style:family="paragraph" style:parent-style-name="Standard" style:list-style-name="L1">
      <style:paragraph-properties>
        <style:tab-stops>
          <style:tab-stop style:position="0.344cm"/>
        </style:tab-stops>
      </style:paragraph-properties>
      <style:text-properties fo:font-size="12pt" fo:language="en" fo:country="US" style:font-size-asian="12pt" style:language-asian="zh" style:country-asian="TW"/>
    </style:style>
    <style:style style:name="P20" style:family="paragraph" style:parent-style-name="Text_20_body" style:list-style-name="L1">
      <style:paragraph-properties>
        <style:tab-stops>
          <style:tab-stop style:position="0.344cm"/>
        </style:tab-stops>
      </style:paragraph-properties>
    </style:style>
    <style:style style:name="P21" style:family="paragraph" style:parent-style-name="Text_20_body" style:list-style-name="L1">
      <style:paragraph-properties fo:margin-left="3.528cm" fo:margin-right="0cm" fo:text-indent="-1.323cm" style:auto-text-indent="false">
        <style:tab-stops>
          <style:tab-stop style:position="0.529cm"/>
          <style:tab-stop style:position="1.058cm"/>
          <style:tab-stop style:position="1.478cm"/>
        </style:tab-stops>
      </style:paragraph-properties>
    </style:style>
    <style:style style:name="P22" style:family="paragraph" style:parent-style-name="Text_20_body" style:list-style-name="L1">
      <style:paragraph-properties fo:margin-left="3.528cm" fo:margin-right="0cm" fo:text-indent="-1.323cm" style:auto-text-indent="false">
        <style:tab-stops>
          <style:tab-stop style:position="0.529cm"/>
          <style:tab-stop style:position="1.058cm"/>
          <style:tab-stop style:position="1.478cm"/>
        </style:tab-stops>
      </style:paragraph-properties>
      <style:text-properties style:font-name-asian="標楷體1"/>
    </style:style>
    <style:style style:name="P23" style:family="paragraph" style:parent-style-name="Text_20_body" style:list-style-name="L1">
      <style:paragraph-properties fo:margin-left="2.272cm" fo:margin-right="0cm" fo:text-indent="-0.993cm" style:auto-text-indent="false">
        <style:tab-stops>
          <style:tab-stop style:position="0.344cm"/>
          <style:tab-stop style:position="0.353cm"/>
        </style:tab-stops>
      </style:paragraph-properties>
    </style:style>
    <style:style style:name="P24" style:family="paragraph" style:parent-style-name="Text_20_body" style:list-style-name="L1" style:master-page-name="">
      <style:paragraph-properties fo:margin-left="2.272cm" fo:margin-right="0cm" fo:text-indent="-0.993cm" style:auto-text-indent="false" style:page-number="auto" fo:background-color="transparent" style:shadow="none">
        <style:tab-stops>
          <style:tab-stop style:position="0.344cm"/>
          <style:tab-stop style:position="0.353cm"/>
        </style:tab-stops>
        <style:background-image/>
      </style:paragraph-properties>
    </style:style>
    <style:style style:name="P25" style:family="paragraph" style:parent-style-name="Text_20_body" style:list-style-name="L1">
      <style:paragraph-properties fo:margin-left="2.272cm" fo:margin-right="0cm" fo:text-indent="-0.993cm" style:auto-text-indent="false" fo:background-color="transparent" style:shadow="none">
        <style:tab-stops>
          <style:tab-stop style:position="0.344cm"/>
          <style:tab-stop style:position="0.353cm"/>
        </style:tab-stops>
        <style:background-image/>
      </style:paragraph-properties>
      <style:text-properties style:font-name-asian="標楷體1"/>
    </style:style>
    <style:style style:name="P26" style:family="paragraph" style:parent-style-name="Text_20_body" style:list-style-name="L1">
      <style:paragraph-properties fo:margin-left="2.272cm" fo:margin-right="0cm" fo:text-indent="-0.993cm" style:auto-text-indent="false" fo:background-color="transparent" style:shadow="none">
        <style:tab-stops>
          <style:tab-stop style:position="0.344cm"/>
          <style:tab-stop style:position="0.353cm"/>
        </style:tab-stops>
        <style:background-image/>
      </style:paragraph-properties>
    </style:style>
    <style:style style:name="P27" style:family="paragraph" style:parent-style-name="Text_20_body" style:list-style-name="L1">
      <style:paragraph-properties fo:margin-left="0cm" fo:margin-right="0cm" fo:text-indent="0cm" style:auto-text-indent="false" fo:background-color="transparent" style:shadow="none">
        <style:tab-stops>
          <style:tab-stop style:position="0.344cm"/>
          <style:tab-stop style:position="0.353cm"/>
        </style:tab-stops>
        <style:background-image/>
      </style:paragraph-properties>
      <style:text-properties style:font-name-asian="標楷體1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標楷體" fo:font-size="11pt" style:text-underline-style="none" fo:background-color="#cccccc" style:font-name-asian="標楷體" style:font-size-asian="11pt" style:language-asian="zh" style:country-asian="TW" style:font-size-complex="11pt" style:text-overline-style="none" style:text-overline-color="#000000"/>
    </style:style>
    <style:style style:name="P29" style:family="paragraph" style:parent-style-name="Table_20_Contents">
      <style:paragraph-properties fo:text-align="start" style:justify-single-word="false"/>
      <style:text-properties style:font-name="標楷體" fo:font-size="11pt" fo:background-color="#cccccc" style:font-name-asian="標楷體" style:font-size-asian="11pt" style:language-asian="zh" style:country-asian="TW" style:font-size-complex="11pt"/>
    </style:style>
    <style:style style:name="T1" style:family="text">
      <style:text-properties style:font-size-asian="16pt" style:font-weight-asian="bold"/>
    </style:style>
    <style:style style:name="T2" style:family="text">
      <style:text-properties fo:font-size="16pt" fo:language="en" fo:country="US" fo:font-weight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zh" style:country-asian="TW"/>
    </style:style>
    <style:style style:name="T5" style:family="text">
      <style:text-properties fo:language="en" fo:country="US" fo:background-color="#d9d9d9"/>
    </style:style>
    <style:style style:name="T6" style:family="text">
      <style:text-properties fo:language="en" fo:country="US" style:font-name-asian="標楷體1"/>
    </style:style>
    <style:style style:name="T7" style:family="text">
      <style:text-properties fo:language="en" fo:country="US" style:font-name-asian="標楷體1" style:language-asian="zh" style:country-asian="TW"/>
    </style:style>
    <style:style style:name="T8" style:family="text">
      <style:text-properties style:language-asian="zh" style:country-asian="TW"/>
    </style:style>
    <style:style style:name="T9" style:family="text">
      <style:text-properties fo:font-size="12pt" fo:language="en" fo:country="US"/>
    </style:style>
    <style:style style:name="T10" style:family="text">
      <style:text-properties fo:font-size="12pt" fo:language="en" fo:country="US" style:language-asian="zh" style:country-asian="TW"/>
    </style:style>
    <style:style style:name="T11" style:family="text">
      <style:text-properties fo:font-size="12pt" fo:language="en" fo:country="US" style:font-name-asian="標楷體1"/>
    </style:style>
    <style:style style:name="T12" style:family="text">
      <style:text-properties fo:font-size="12pt" fo:language="en" fo:country="US" style:font-name-asian="標楷體1" style:language-asian="zh" style:country-asian="TW"/>
    </style:style>
    <style:style style:name="T13" style:family="text">
      <style:text-properties fo:font-size="12pt" fo:language="en" fo:country="US" style:font-size-asian="12pt" style:language-asian="zh" style:country-asian="TW"/>
    </style:style>
    <style:style style:name="T14" style:family="text">
      <style:text-properties style:font-size-asian="12pt"/>
    </style:style>
    <style:style style:name="T15" style:family="text">
      <style:text-properties style:font-size-asian="12pt" style:language-asian="zh" style:country-asian="TW"/>
    </style:style>
    <style:style style:name="T16" style:family="text">
      <style:text-properties fo:background-color="#d9d9d9"/>
    </style:style>
    <style:style style:name="T17" style:family="text">
      <style:text-properties fo:color="#ffffff"/>
    </style:style>
    <style:style style:name="T18" style:family="text">
      <style:text-properties fo:color="#ffffff" fo:language="en" fo:country="US"/>
    </style:style>
    <style:style style:name="T19" style:family="text">
      <style:text-properties fo:color="#ffffff" fo:language="en" fo:country="US" style:language-asian="zh" style:country-asian="TW"/>
    </style:style>
    <style:style style:name="T20" style:family="text">
      <style:text-properties style:font-name-asian="標楷體1"/>
    </style:style>
    <style:style style:name="T21" style:family="text">
      <style:text-properties style:font-name-asian="標楷體1" style:font-size-asian="12pt"/>
    </style:style>
    <style:style style:name="T22" style:family="text">
      <style:text-properties style:font-name-asian="標楷體1" style:language-asian="zh" style:country-asian="TW"/>
    </style:style>
    <text:list-style style:name="L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9480256" text:style-name="L1">
        <text:list-item>
          <text:p text:style-name="P17">前台(PowerBuilder)</text:p>
          <text:list>
            <text:list-item>
              <text:p text:style-name="P16"><text:span text:style-name="T10">Workflow</text:span><text:span text:style-name="T15">設定 – 新增、修改、刪除【</text:span><text:span text:style-name="T10">Workflowm(D,S)</text:span><text:span text:style-name="T15">】</text:span><text:span text:style-name="T8"> </text:span></text:p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row table:style-name="表格11.1">
          <table:table-cell table:style-name="表格11.A1" table:number-columns-spanned="6" office:value-type="string">
            <text:p text:style-name="P8"><text:span text:style-name="T17">程式名稱</text:span><text:span text:style-name="T18">:WorkFlow</text:span><text:span text:style-name="T19">流程表單設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14">表單名稱</text:p>
          </table:table-cell>
          <table:table-cell table:style-name="表格11.B2" office:value-type="string">
            <text:p text:style-name="P14">送審者</text:p>
          </table:table-cell>
          <table:table-cell table:style-name="表格11.B2" office:value-type="string">
            <text:p text:style-name="P14">簽核者</text:p>
          </table:table-cell>
          <table:table-cell table:style-name="表格11.D2" office:value-type="string">
            <text:p text:style-name="P28">代理人</text:p>
          </table:table-cell>
          <table:table-cell table:style-name="表格11.E2" office:value-type="string">
            <text:p text:style-name="P9">啓動</text:p>
          </table:table-cell>
          <table:table-cell table:style-name="表格11.F2" office:value-type="string">
            <text:p text:style-name="P9">啓動日期</text:p>
          </table:table-cell>
        </table:table-row>
        <table:table-row table:style-name="表格11.3">
          <table:table-cell table:style-name="表格11.A3" office:value-type="string">
            <text:p text:style-name="P7"><text:span text:style-name="T5">BOM</text:span><text:span text:style-name="T16">審核            </text:span></text:p>
            <text:p text:style-name="P15">預計用量審核        </text:p>
            <text:p text:style-name="P15">預計用量變更通知單 </text:p>
            <text:p text:style-name="P15">訂購單              </text:p>
            <text:p text:style-name="P15">訂購單變更通知單  </text:p>
          </table:table-cell>
          <table:table-cell table:style-name="表格11.B3" office:value-type="string">
            <text:p text:style-name="P11">方木詮</text:p>
            <text:p text:style-name="P13"/>
          </table:table-cell>
          <table:table-cell table:style-name="表格11.C3" office:value-type="string">
            <text:p text:style-name="P11">葉淑珊</text:p>
            <text:p text:style-name="P12">許勝揚</text:p>
          </table:table-cell>
          <table:table-cell table:style-name="表格11.C3" office:value-type="string">
            <text:p text:style-name="P2"/>
          </table:table-cell>
          <table:table-cell table:style-name="表格11.E3" office:value-type="string">
            <text:p text:style-name="P2"/>
          </table:table-cell>
          <table:table-cell table:style-name="表格11.F3" office:value-type="string">
            <text:p text:style-name="P2"/>
          </table:table-cell>
        </table:table-row>
      </table:table>
      <text:list xml:id="list407763100" text:continue-numbering="true" text:style-name="L1">
        <text:list-item>
          <text:list>
            <text:list-item>
              <text:list>
                <text:list-item>
                  <text:p text:style-name="P20"><text:span text:style-name="T8">畫面共分</text:span><text:span text:style-name="T4">4</text:span><text:span text:style-name="T8">個作業視窗</text:span><text:span text:style-name="T4">, </text:span><text:span text:style-name="T8">中間以粗線 隔開</text:span></text:p>
                </text:list-item>
                <text:list-item>
                  <text:p text:style-name="P20">表單名稱作業說明</text:p>
                  <text:list>
                    <text:list-item>
                      <text:p text:style-name="P21">新增時彈出程式菜單之<text:span text:style-name="T3">TREEVIEW</text:span>供使用者挑選表單名稱<text:span text:style-name="T3">. </text:span>所以可以刪除但禁止修改之功能</text:p>
                    </text:list-item>
                    <text:list-item>
                      <text:p text:style-name="P21">刪除時請先檢查<text:span text:style-name="T3">, </text:span>流程檔【<text:span text:style-name="T3">BILL_Workflow</text:span>】該單據是否有未簽審完成<text:span text:style-name="T3">. </text:span>若有禁止刪除</text:p>
                    </text:list-item>
                  </text:list>
                </text:list-item>
                <text:list-item>
                  <text:p text:style-name="P20"><text:span text:style-name="T20">送審者作業說</text:span>明</text:p>
                  <text:list>
                    <text:list-item>
                      <text:p text:style-name="P21"><text:span text:style-name="T20">先點選表單名稱後</text:span><text:span text:style-name="T6">, </text:span><text:span text:style-name="T20">在送審者視窗才可以有新增、刪除之功能</text:span><text:span text:style-name="T6">.</text:span></text:p>
                    </text:list-item>
                    <text:list-item>
                      <text:p text:style-name="P22">點選新增<text:span text:style-name="T3">. </text:span>將使用者名稱<text:span text:style-name="T3">,</text:span>簽入<text:span text:style-name="T3">ID,</text:span>帳號顯示在彈出畫面上<text:span text:style-name="T3">. </text:span>而彈出畫面可以供使用者輸入代碼或名稱做模糊查詢之功能<text:span text:style-name="T3">.</text:span></text:p>
                    </text:list-item>
                    <text:list-item>
                      <text:p text:style-name="P22">雙使用者後<text:span text:style-name="T3">, </text:span>將使用者<text:span text:style-name="T3">ID</text:span>和名稱顯示在送審者一欄</text:p>
                    </text:list-item>
                    <text:list-item>
                      <text:p text:style-name="P22">刪除時<text:span text:style-name="T3">, </text:span>請檢查流程檔是【<text:span text:style-name="T3">BILL_Workflow</text:span>】否有未簽審之單據<text:span text:style-name="T3">. </text:span>若有禁止刪除</text:p>
                    </text:list-item>
                    <text:list-item>
                      <text:p text:style-name="P21"><text:span text:style-name="T20">同一</text:span>表單送審者不可重覆</text:p>
                    </text:list-item>
                  </text:list>
                </text:list-item>
                <text:list-item>
                  <text:p text:style-name="P20"><text:span text:style-name="T20">簽核者作</text:span>業說明</text:p>
                  <text:list>
                    <text:list-item>
                      <text:p text:style-name="P21"><text:span text:style-name="T20">一樣必需先點選送審者後</text:span><text:span text:style-name="T6">, </text:span><text:span text:style-name="T20">方可進行新增、修改、刪除之作業</text:span></text:p>
                    </text:list-item>
                    <text:list-item>
                      <text:p text:style-name="P22">同送審者新增、刪除作業<text:span text:style-name="T3">. </text:span>而新增後簽核流水號請自動累加</text:p>
                    </text:list-item>
                    <text:list-item>
                      <text:p text:style-name="P22">而修改時可以拉動使用者<text:span text:style-name="T3">, </text:span>並自動調整簽核流水號</text:p>
                    </text:list-item>
                    <text:list-item>
                      <text:p text:style-name="P21"><text:span text:style-name="T20">同一</text:span>表單、送審者之簽核者不可重覆</text:p>
                    </text:list-item>
                  </text:list>
                </text:list-item>
                <text:list-item>
                  <text:p text:style-name="P20"><text:span text:style-name="T21">代理人、啓動、異動日期由另外作業寫入</text:span><text:span text:style-name="T11">, </text:span><text:span text:style-name="T21">以方便使用者設立代理機制</text:span><text:span text:style-name="T20"> </text:span></text:p>
                </text:list-item>
              </text:list>
            </text:list-item>
            <text:list-item>
              <text:p text:style-name="P16"><text:span text:style-name="T12">Workflow代理人維護</text:span><text:span text:style-name="T20">–</text:span><text:span text:style-name="T21">修改【</text:span><text:span text:style-name="T11">Workflowd(S)</text:span><text:span text:style-name="T21">】</text:span><text:span text:style-name="T20"> </text:span></text:p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columns-spanned="6" office:value-type="string">
            <text:p text:style-name="P8"><text:span text:style-name="T17">程式名稱</text:span><text:span text:style-name="T18">:WorkFlow</text:span><text:span text:style-name="T19">流程表單設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4">表單名稱</text:p>
          </table:table-cell>
          <table:table-cell table:style-name="表格1.B2" office:value-type="string">
            <text:p text:style-name="P14">送審者</text:p>
          </table:table-cell>
          <table:table-cell table:style-name="表格1.B2" office:value-type="string">
            <text:p text:style-name="P14">簽核者</text:p>
          </table:table-cell>
          <table:table-cell table:style-name="表格1.D2" office:value-type="string">
            <text:p text:style-name="P28">代理人</text:p>
          </table:table-cell>
          <table:table-cell table:style-name="表格1.E2" office:value-type="string">
            <text:p text:style-name="P9">啓動</text:p>
          </table:table-cell>
          <table:table-cell table:style-name="表格1.F2" office:value-type="string">
            <text:p text:style-name="P9">啓動日期</text:p>
          </table:table-cell>
        </table:table-row>
        <table:table-row table:style-name="表格1.3">
          <table:table-cell table:style-name="表格1.A3" office:value-type="string">
            <text:p text:style-name="P7"><text:span text:style-name="T5">BOM</text:span><text:span text:style-name="T16">審核            </text:span></text:p>
            <text:p text:style-name="P15">預計用量審核        </text:p>
            <text:p text:style-name="P15">預計用量變更通知單 </text:p>
            <text:p text:style-name="P15">訂購單              </text:p>
            <text:p text:style-name="P15">訂購單變更通知單  </text:p>
          </table:table-cell>
          <table:table-cell table:style-name="表格1.B3" office:value-type="string">
            <text:p text:style-name="P11">方木詮</text:p>
            <text:p text:style-name="P13"/>
          </table:table-cell>
          <table:table-cell table:style-name="表格1.C3" office:value-type="string">
            <text:p text:style-name="P11">葉淑珊</text:p>
            <text:p text:style-name="P12">許勝揚</text:p>
          </table:table-cell>
          <table:table-cell table:style-name="表格1.C3" office:value-type="string">
            <text:p text:style-name="P11">葉淑珊</text:p>
          </table:table-cell>
          <table:table-cell table:style-name="表格1.E3" office:value-type="string">
            <text:p text:style-name="P3">■</text:p>
          </table:table-cell>
          <table:table-cell table:style-name="表格1.F3" office:value-type="float" office:value="40219">
            <text:p text:style-name="P4">2010/2/10</text:p>
          </table:table-cell>
        </table:table-row>
      </table:table>
      <text:list xml:id="list818043924" text:continue-numbering="true" text:style-name="L1">
        <text:list-item>
          <text:list>
            <text:list-item>
              <text:list>
                <text:list-item>
                  <text:p text:style-name="P20"><text:span text:style-name="T22">查詢時</text:span><text:span text:style-name="T7">,</text:span><text:span text:style-name="T22">以登入者尋找流程簽核檔【</text:span><text:span text:style-name="T7">Workflowd</text:span><text:span text:style-name="T22">】</text:span><text:span text:style-name="T7">.</text:span><text:span text:style-name="T22">將資料一一顯示在畫面上</text:span></text:p>
                </text:list-item>
                <text:list-item>
                  <text:p text:style-name="P20">點選修改<text:span text:style-name="T3">. </text:span>由使用者一一勾選啓動註記和挑選代理人</text:p>
                </text:list-item>
                <text:list-item>
                  <text:p text:style-name="P23">挑選代理人時<text:span text:style-name="T3">, </text:span>請自動複製上一筆代理人的帳號<text:span text:style-name="T3">. </text:span>若不相同使用者可以雙擊後彈出使用者視窗供其選取<text:span text:style-name="T3">.</text:span></text:p>
                </text:list-item>
                <text:list-item>
                  <text:p text:style-name="P23"><text:soft-page-break/>勾選啟動按鈕時<text:span text:style-name="T3">, </text:span>代理人不可為空<text:span text:style-name="T3">. </text:span>且一經勾選或取消請將系統日期填入啟動日期一欄內</text:p>
                </text:list-item>
                <text:list-item>
                  <text:p text:style-name="P23"><text:span text:style-name="T14">修改時一次性修改</text:span><text:span text:style-name="T9">. </text:span><text:span text:style-name="T14">儲存時也請一次存檔</text:span><text:span text:style-name="T9">.</text:span> </text:p>
                </text:list-item>
              </text:list>
            </text:list-item>
            <text:list-item>
              <text:p text:style-name="P18"><text:span text:style-name="T14">審核作業 – 修改【</text:span>Bill_workflow<text:span text:style-name="T14">】</text:span> </text:p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 table:style-name="表格2.1">
          <table:table-cell table:style-name="表格2.A1" table:number-columns-spanned="6" office:value-type="string">
            <text:p text:style-name="P8"><text:span text:style-name="T17">程式名稱</text:span><text:span text:style-name="T18">:WorkFlow</text:span><text:span text:style-name="T19">流程表單設定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14">表單名稱</text:p>
          </table:table-cell>
          <table:table-cell table:style-name="表格2.B2" office:value-type="string">
            <text:p text:style-name="P14">□</text:p>
          </table:table-cell>
          <table:table-cell table:style-name="表格2.A2" office:value-type="string">
            <text:p text:style-name="P14">單據編碼</text:p>
          </table:table-cell>
          <table:table-cell table:style-name="表格2.A2" office:value-type="string">
            <text:p text:style-name="P14">簽核者</text:p>
          </table:table-cell>
          <table:table-cell table:style-name="表格2.E2" office:value-type="string">
            <text:p text:style-name="P28">簽核時間</text:p>
          </table:table-cell>
          <table:table-cell table:style-name="表格2.F2" office:value-type="string">
            <text:p text:style-name="P9">@</text:p>
          </table:table-cell>
        </table:table-row>
        <table:table-row table:style-name="表格2.3">
          <table:table-cell table:style-name="表格2.A3" table:number-rows-spanned="2" office:value-type="string">
            <text:p text:style-name="P7"><text:span text:style-name="T5">BOM</text:span><text:span text:style-name="T16">審核            </text:span></text:p>
            <text:p text:style-name="P15">預計用量審核        </text:p>
            <text:p text:style-name="P15">預計用量變更通知單 </text:p>
            <text:p text:style-name="P15">訂購單              </text:p>
            <text:p text:style-name="P15">訂購單變更通知單   </text:p>
          </table:table-cell>
          <table:table-cell table:style-name="表格2.B3" office:value-type="string">
            <text:p text:style-name="P5">■</text:p>
          </table:table-cell>
          <table:table-cell table:style-name="表格2.C3" office:value-type="string">
            <text:p text:style-name="P10"/>
          </table:table-cell>
          <table:table-cell table:style-name="表格2.D3" office:value-type="string">
            <text:p text:style-name="P11">葉淑珊</text:p>
          </table:table-cell>
          <table:table-cell table:style-name="表格2.E3" office:value-type="date" office:date-value="2010-02-10">
            <text:p text:style-name="P11">10/2/10</text:p>
          </table:table-cell>
          <table:table-cell table:style-name="表格2.F3">
            <text:p text:style-name="P4"/>
          </table:table-cell>
        </table:table-row>
        <table:table-row table:style-name="表格2.4">
          <table:covered-table-cell/>
          <table:table-cell table:style-name="表格2.B4" table:number-columns-spanned="5" office:value-type="string">
            <text:p text:style-name="P6">&lt;&lt;Preview&gt;&gt;</text:p>
          </table:table-cell>
          <table:covered-table-cell/>
          <table:covered-table-cell/>
          <table:covered-table-cell/>
          <table:covered-table-cell/>
        </table:table-row>
      </table:table>
      <text:list xml:id="list1554885796" text:continue-numbering="true" text:style-name="L1">
        <text:list-item>
          <text:list>
            <text:list-item>
              <text:list>
                <text:list-item>
                  <text:p text:style-name="P24"><text:span text:style-name="T20">進入後</text:span><text:span text:style-name="T6">, </text:span><text:span text:style-name="T20">以廠別</text:span><text:span text:style-name="T6">+</text:span><text:span text:style-name="T20">使用者</text:span><text:span text:style-name="T6">ID+</text:span><text:span text:style-name="T20">處理註記為「</text:span><text:span text:style-name="T6">0</text:span><text:span text:style-name="T20">」讀取單據流程記錄檔【</text:span><text:span text:style-name="T6">Bill_workflow</text:span><text:span text:style-name="T20">】</text:span><text:span text:style-name="T6">.</text:span><text:span text:style-name="T20">取資料後</text:span><text:span text:style-name="T6">,</text:span><text:span text:style-name="T20">依程式</text:span><text:span text:style-name="T6">ID</text:span>分組顯示在畫面瀏覽區上<text:span text:style-name="T3">.</text:span></text:p>
                </text:list-item>
                <text:list-item>
                  <text:p text:style-name="P24"><text:span text:style-name="T20">點選表單名稱</text:span><text:span text:style-name="T6">,</text:span><text:span text:style-name="T20">將請再以廠別</text:span><text:span text:style-name="T6">+</text:span><text:span text:style-name="T20">程式</text:span><text:span text:style-name="T6">ID+</text:span><text:span text:style-name="T20">使用者</text:span><text:span text:style-name="T6">ID+</text:span><text:span text:style-name="T20">處理註記為「</text:span><text:span text:style-name="T6">0</text:span><text:span text:style-name="T20">」的資料</text:span><text:span text:style-name="T6">. </text:span></text:p>
                </text:list-item>
                <text:list-item>
                  <text:p text:style-name="P25">可以再點選單據編碼<text:span text:style-name="T3">. </text:span>並在印表視窗上顯示該單據的表單<text:span text:style-name="T3">. </text:span>同列印可以放大縮小</text:p>
                </text:list-item>
                <text:list-item>
                  <text:p text:style-name="P25">勾選後按右鍵才可以選取審核或者退審之按鈕</text:p>
                </text:list-item>
                <text:list-item>
                  <text:p text:style-name="P25">勾選審核<text:span text:style-name="T3">. </text:span>一一依勾選的廠別<text:span text:style-name="T3">+</text:span>程式<text:span text:style-name="T3">ID+</text:span>送審者<text:span text:style-name="T3">+</text:span>審核流水號<text:span text:style-name="T3">(+1)</text:span>讀取<text:span text:style-name="T3">, </text:span>單據流程簽核檔【<text:span text:style-name="T3">Workflows</text:span>】<text:span text:style-name="T3">.</text:span>讀不到請變更單據流程記錄檔中的處理註記為「<text:span text:style-name="T3">3</text:span>」<text:span text:style-name="T3">. </text:span>讀到請變更單據流程記錄檔中的簽核者和簽核序號及發送通知填入「<text:span text:style-name="T3">N</text:span>」，處理註記則填入「<text:span text:style-name="T3">0</text:span>」<text:span text:style-name="T3">,</text:span>代理人為人不為空請填入代理人名</text:p>
                </text:list-item>
                <text:list-item>
                  <text:p text:style-name="P26"><text:span text:style-name="T21">勾選退審</text:span><text:span text:style-name="T11">. </text:span><text:span text:style-name="T21">處理註</text:span><text:span text:style-name="T14">記為「</text:span><text:span text:style-name="T9">3</text:span><text:span text:style-name="T14">」</text:span><text:span text:style-name="T9">,</text:span><text:span text:style-name="T14">請顯示錯誤訊息</text:span><text:span text:style-name="T9">. </text:span><text:span text:style-name="T14">已審核完成禁止抽回</text:span><text:span text:style-name="T9">.</text:span><text:span text:style-name="T14">否則請變更其處理註記為「</text:span><text:span text:style-name="T9">2</text:span><text:span text:style-name="T14">」</text:span><text:span text:style-name="T9">,</text:span><text:span text:style-name="T14">並以廠別</text:span><text:span text:style-name="T9">+</text:span><text:span text:style-name="T14">程式</text:span><text:span text:style-name="T9">id+</text:span><text:span text:style-name="T14">送審者</text:span><text:span text:style-name="T9">+1</text:span><text:span text:style-name="T14">，讀取流程簽核檔</text:span><text:span text:style-name="T9">.</text:span><text:span text:style-name="T14">將讀到資料一一更新單據流程記錄檔內</text:span><text:span text:style-name="T9">. </text:span><text:span text:style-name="T14">其中發送狀況填入「</text:span><text:span text:style-name="T9">Y</text:span><text:span text:style-name="T14">」（回歸原未審狀況）</text:span> </text:p>
                </text:list-item>
              </text:list>
            </text:list-item>
          </text:list>
        </text:list-item>
        <text:list-item>
          <text:p text:style-name="P17">後台(Oracle)</text:p>
          <text:list>
            <text:list-item>
              <text:p text:style-name="P19">單據流程記錄檔【Bill_Workflow】的Update Trigger.(審核OK變為下一關時將上一關記錄下來)</text:p>
              <text:list>
                <text:list-item>
                  <text:p text:style-name="P24"><text:span text:style-name="T20">當簽核序號變更且流程註記未變更或者流程處理註記為</text:span><text:span text:style-name="T6">3</text:span><text:span text:style-name="T20">時執行此一程序</text:span></text:p>
                </text:list-item>
                <text:list-item>
                  <text:p text:style-name="P25">上述資料有變更時<text:span text:style-name="T3">, </text:span>請將舊值寫入單據流程歷史記錄檔【<text:span text:style-name="T3">H_BILL_WORKFLOW</text:span>】中<text:span text:style-name="T3">. </text:span>同時請變更發送註記一欄為「<text:span text:style-name="T3">N</text:span>」以便發送<text:span text:style-name="T3">MAIL.</text:span></text:p>
                </text:list-item>
                <text:list-item>
                  <text:p text:style-name="P26"><text:span text:style-name="T20">審核</text:span>日期請以系統日期代入<text:span text:style-name="T3">.</text:span></text:p>
                </text:list-item>
              </text:list>
            </text:list-item>
            <text:list-item>
              <text:p text:style-name="P16"><text:span text:style-name="T13">Mail發送通</text:span>知</text:p>
              <text:list>
                <text:list-item>
                  <text:p text:style-name="P24"><text:span text:style-name="T20">定時執行排程</text:span><text:span text:style-name="T6">(</text:span><text:span text:style-name="T20">暫訂</text:span><text:span text:style-name="T6">1</text:span><text:span text:style-name="T20">小時</text:span><text:span text:style-name="T6">). </text:span><text:span text:style-name="T20">讀取單據流程記錄檔將發送通知為「</text:span><text:span text:style-name="T6">N</text:span><text:span text:style-name="T20">」的資料一一取出</text:span></text:p>
                </text:list-item>
                <text:list-item>
                  <text:p text:style-name="P25">取出時以廠別<text:span text:style-name="T3">ID</text:span>、簽核者、流程處理註記做分組</text:p>
                </text:list-item>
                <text:list-item>
                  <text:p text:style-name="P25">再一一以各分組<text:span text:style-name="T3">,</text:span>將程式<text:span text:style-name="T3">ID</text:span>做小分組統計其筆數<text:span text:style-name="T3">. </text:span>再依下列方式組合成郵件內容</text:p>
                </text:list-item>
                <text:list-item>
                  <text:p text:style-name="P25">郵件主旨<text:span text:style-name="T3">:WorkFlow </text:span>通知</text:p>
                </text:list-item>
                <text:list-item>
                  <text:p text:style-name="P25">內容</text:p>
                  <text:p text:style-name="P27"/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table:number-columns-spanned="2" office:value-type="string">
            <text:p text:style-name="Table_20_Contents"><text:span text:style-name="T14">待審單據</text:span> </text:p>
          </table:table-cell>
          <table:covered-table-cell/>
        </table:table-row>
        <table:table-row>
          <table:table-cell table:style-name="表格4.A2" office:value-type="string">
            <text:p text:style-name="Table_20_Contents"><text:span text:style-name="T14">訂購單</text:span> </text:p>
          </table:table-cell>
          <table:table-cell table:style-name="表格4.B2" office:value-type="float" office:value="5">
            <text:p text:style-name="Table_20_Contents">5</text:p>
          </table:table-cell>
        </table:table-row>
        <table:table-row>
          <table:table-cell table:style-name="表格4.A2" office:value-type="string">
            <text:p text:style-name="Table_20_Contents"><text:span text:style-name="T14">預計用量表</text:span> </text:p>
          </table:table-cell>
          <table:table-cell table:style-name="表格4.B2" office:value-type="float" office:value="3">
            <text:p text:style-name="Table_20_Contents">3</text:p>
          </table:table-cell>
        </table:table-row>
        <table:table-row>
          <table:table-cell table:style-name="表格4.A4" table:number-columns-spanned="2" office:value-type="string">
            <text:p text:style-name="Table_20_Contents"><text:span text:style-name="T14">抽回</text:span> </text:p>
          </table:table-cell>
          <table:covered-table-cell/>
        </table:table-row>
        <text:soft-page-break/>
        <table:table-row>
          <table:table-cell table:style-name="表格4.A4" table:number-columns-spanned="2" office:value-type="string">
            <text:p text:style-name="Table_20_Contents"><text:span text:style-name="T14">退審</text:span> </text:p>
          </table:table-cell>
          <table:covered-table-cell/>
        </table:table-row>
        <table:table-row>
          <table:table-cell table:style-name="表格4.A4" table:number-columns-spanned="2" office:value-type="string">
            <text:p text:style-name="Table_20_Contents"><text:span text:style-name="T14">審核完成</text:span> </text:p>
          </table:table-cell>
          <table:covered-table-cell/>
        </table:table-row>
      </table:table>
      <text:list xml:id="list881980651" text:continue-numbering="true" text:style-name="L1">
        <text:list-item>
          <text:list>
            <text:list-item>
              <text:list>
                <text:list-header>
                  <text:p text:style-name="P26"><text:span text:style-name="T20"><text:s text:c="4"/>系統自動發送</text:span><text:span text:style-name="T6">, </text:span><text:span text:style-name="T20">請勿寄回</text:span><text:span text:style-name="T6">.</text:span></text:p>
                </text:list-header>
                <text:list-item>
                  <text:p text:style-name="P26"><text:span text:style-name="T14">郵件發送成功</text:span><text:span text:style-name="T9">, </text:span><text:span text:style-name="T14">請將發送通知變更為「</text:span><text:span text:style-name="T9">Y</text:span><text:span text:style-name="T14">」</text:span><text:span text:style-name="T9">, </text:span><text:span text:style-name="T14">若處理註記為「</text:span><text:span text:style-name="T9">1</text:span><text:span text:style-name="T14">、</text:span><text:span text:style-name="T9">2</text:span><text:span text:style-name="T14">」時請刪除該筆記錄</text:span> </text:p>
                </text:list-item>
              </text:list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background-image/>
      </style:paragraph-properties>
      <style:text-properties style:font-name-asian="標楷體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size-asian="16pt" style:font-weight-asian="bold"/>
    </style:style>
    <style:style style:name="MT2" style:family="text">
      <style:text-properties fo:font-size="16pt" fo:language="en" fo:country="US" fo:font-weight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量產女鞋廠 </text:span><text:span text:style-name="MT2">ERP - Workflow - </text:span><text:span text:style-name="MT1">程式畫面及規劃說明</text:span>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8T14:55:19</meta:creation-date>
    <dc:title>阿揚範本</dc:title>
    <meta:editing-duration>PT00H37M21S</meta:editing-duration>
    <meta:editing-cycles>5</meta:editing-cycles>
    <meta:generator>OpenOffice.org/3.1$Linux OpenOffice.org_project/310m19$Build-9420</meta:generator>
    <meta:initial-creator>Dumas Hsu</meta:initial-creator>
    <dc:date>2010-03-20T08:54:25</dc:date>
    <dc:creator>DumasHsu </dc:creator>
    <meta:document-statistic meta:table-count="4" meta:image-count="0" meta:object-count="0" meta:page-count="3" meta:paragraph-count="102" meta:word-count="1064" meta:character-count="2141"/>
    <meta:template xlink:type="simple" xlink:actuate="onRequest" xlink:title="阿揚範本" xlink:href="/C:/Users/DUMAS/AppData/Roaming/OpenOffice.org/3/user/template/阿揚範本.ott" meta:date="2010-02-08T14:55:19"/>
  </office:meta>
</office:document-meta>
</file>